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eePipe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startDTD( String name , String public_id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comment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eePipe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XMLTeePipe( XMLConsumer firstPipe , XMLConsumer second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ee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